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417d46"/>
    </style:style>
    <style:style style:name="P5" style:family="paragraph" style:parent-style-name="Table_20_Contents">
      <style:paragraph-properties fo:text-align="start" style:justify-single-word="false"/>
      <style:text-properties fo:language="uk" fo:country="UA" officeooo:rsid="000bac82" officeooo:paragraph-rsid="0043a6ac"/>
    </style:style>
    <style:style style:name="P6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7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8" style:family="paragraph" style:parent-style-name="Table_20_Contents">
      <style:text-properties officeooo:rsid="000bac82" officeooo:paragraph-rsid="0032e994"/>
    </style:style>
    <style:style style:name="P9" style:family="paragraph" style:parent-style-name="Table_20_Contents">
      <style:text-properties officeooo:rsid="000bac82" officeooo:paragraph-rsid="0043a6ac"/>
    </style:style>
    <style:style style:name="P10" style:family="paragraph" style:parent-style-name="Table_20_Contents">
      <style:text-properties officeooo:paragraph-rsid="0032e994"/>
    </style:style>
    <style:style style:name="P11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f045f" officeooo:paragraph-rsid="00417d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42783c" officeooo:paragraph-rsid="0042783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23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4" style:family="paragraph" style:parent-style-name="Standard">
      <style:paragraph-properties fo:text-align="center" style:justify-single-word="false"/>
      <style:text-properties officeooo:paragraph-rsid="0032e994"/>
    </style:style>
    <style:style style:name="P25" style:family="paragraph" style:parent-style-name="Standard">
      <style:text-properties officeooo:paragraph-rsid="0032e994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24291" style:font-size-asian="14pt" style:font-name-complex="Times New Roman" style:font-size-complex="12pt"/>
    </style:style>
    <style:style style:name="P29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24291" style:font-size-asian="14pt" style:font-name-complex="Times New Roman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4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35" style:family="paragraph" style:parent-style-name="Standard">
      <style:paragraph-properties fo:line-height="100%"/>
      <style:text-properties style:font-name="Times New Roman" fo:font-size="12pt" fo:language="uk" fo:country="UA" officeooo:paragraph-rsid="00424291" style:font-size-asian="12pt" style:font-name-complex="Times New Roman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7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8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4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24291"/>
    </style:style>
    <style:style style:name="P4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4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4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4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4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4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4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5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54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55" style:family="paragraph" style:parent-style-name="Standard">
      <style:paragraph-properties fo:line-height="100%"/>
      <style:text-properties style:font-name="Times New Roman" fo:font-size="14pt" fo:language="uk" fo:country="UA" officeooo:paragraph-rsid="0045959d" style:font-size-asian="14pt" style:font-name-complex="Times New Roman" style:font-size-complex="12pt"/>
    </style:style>
    <style:style style:name="P5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57" style:family="paragraph" style:parent-style-name="Standard">
      <style:paragraph-properties fo:line-height="100%"/>
      <style:text-properties officeooo:paragraph-rsid="0045959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style:font-size-complex="14pt" style:font-style-complex="italic" style:font-weight-complex="bold"/>
    </style:style>
    <style:style style:name="T15" style:family="text">
      <style:text-properties officeooo:rsid="00251964"/>
    </style:style>
    <style:style style:name="T16" style:family="text">
      <style:text-properties fo:font-style="normal" style:font-style-asian="normal" style:font-size-complex="14pt" style:font-style-complex="normal"/>
    </style:style>
    <style:style style:name="T17" style:family="text">
      <style:text-properties fo:font-weight="normal" officeooo:rsid="001331e3" style:font-weight-asian="normal" style:font-weight-complex="normal"/>
    </style:style>
    <style:style style:name="T18" style:family="text">
      <style:text-properties officeooo:rsid="002992d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992dd" style:font-weight-asian="bold" style:font-weight-complex="bold"/>
    </style:style>
    <style:style style:name="T21" style:family="text">
      <style:text-properties fo:font-weight="bold" officeooo:rsid="002c9457" style:font-weight-asian="bold" style:font-weight-complex="bold"/>
    </style:style>
    <style:style style:name="T22" style:family="text">
      <style:text-properties fo:font-weight="bold" officeooo:rsid="0043a6ac" style:font-weight-asian="bold" style:font-weight-complex="bold"/>
    </style:style>
    <style:style style:name="T23" style:family="text">
      <style:text-properties officeooo:rsid="002ad4e0"/>
    </style:style>
    <style:style style:name="T24" style:family="text">
      <style:text-properties officeooo:rsid="001331e3" style:font-weight-complex="normal"/>
    </style:style>
    <style:style style:name="T25" style:family="text">
      <style:text-properties officeooo:rsid="002e2f2d"/>
    </style:style>
    <style:style style:name="T26" style:family="text">
      <style:text-properties officeooo:rsid="00309463"/>
    </style:style>
    <style:style style:name="T27" style:family="text">
      <style:text-properties fo:language="en" fo:country="US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02c9457"/>
    </style:style>
    <style:style style:name="T30" style:family="text">
      <style:text-properties fo:language="uk" fo:country="UA" officeooo:rsid="0021a7d8"/>
    </style:style>
    <style:style style:name="T31" style:family="text">
      <style:text-properties fo:language="uk" fo:country="UA" officeooo:rsid="0033660f"/>
    </style:style>
    <style:style style:name="T32" style:family="text">
      <style:text-properties fo:language="uk" fo:country="UA" officeooo:rsid="0035604a"/>
    </style:style>
    <style:style style:name="T33" style:family="text">
      <style:text-properties fo:language="uk" fo:country="UA" fo:font-weight="bold" style:font-weight-asian="bold" style:font-weight-complex="bold"/>
    </style:style>
    <style:style style:name="T34" style:family="text">
      <style:text-properties fo:language="uk" fo:country="UA" fo:font-weight="bold" officeooo:rsid="002c9457" style:font-weight-asian="bold" style:font-weight-complex="bold"/>
    </style:style>
    <style:style style:name="T35" style:family="text">
      <style:text-properties fo:language="uk" fo:country="UA" fo:font-weight="bold" officeooo:rsid="003e982c" style:font-weight-asian="bold" style:font-weight-complex="bold"/>
    </style:style>
    <style:style style:name="T36" style:family="text">
      <style:text-properties fo:language="uk" fo:country="UA" fo:font-weight="bold" officeooo:rsid="000bac82" style:font-weight-asian="bold" style:font-weight-complex="bold"/>
    </style:style>
    <style:style style:name="T37" style:family="text">
      <style:text-properties fo:language="uk" fo:country="UA" fo:font-weight="bold" officeooo:rsid="0043a6ac" style:font-weight-asian="bold" style:font-weight-complex="bold"/>
    </style:style>
    <style:style style:name="T38" style:family="text">
      <style:text-properties fo:language="uk" fo:country="UA" fo:font-weight="normal" officeooo:rsid="002c9457" style:font-weight-asian="normal" style:font-weight-complex="normal"/>
    </style:style>
    <style:style style:name="T39" style:family="text">
      <style:text-properties officeooo:rsid="000f0310"/>
    </style:style>
    <style:style style:name="T40" style:family="text">
      <style:text-properties officeooo:rsid="0042ad5b"/>
    </style:style>
    <style:style style:name="T41" style:family="text">
      <style:text-properties officeooo:rsid="0010dd33"/>
    </style:style>
    <style:style style:name="T42" style:family="text">
      <style:text-properties officeooo:rsid="00117476"/>
    </style:style>
    <style:style style:name="T43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4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5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6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47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48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49" style:family="text">
      <style:text-properties officeooo:rsid="0032e994"/>
    </style:style>
    <style:style style:name="T50" style:family="text">
      <style:text-properties officeooo:rsid="0033660f"/>
    </style:style>
    <style:style style:name="T51" style:family="text">
      <style:text-properties officeooo:rsid="00417d46"/>
    </style:style>
    <style:style style:name="T52" style:family="text">
      <style:text-properties fo:font-size="12pt" officeooo:rsid="0014585f" style:font-size-asian="12pt"/>
    </style:style>
    <style:style style:name="T53" style:family="text">
      <style:text-properties officeooo:rsid="00501378" style:font-style-complex="italic" style:font-weight-complex="bold"/>
    </style:style>
    <style:style style:name="T54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55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56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57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58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  <style:style style:name="T59" style:family="text">
      <style:text-properties style:use-window-font-color="true" officeooo:rsid="00310f2c" style:font-name-asian="Times New Roman" style:font-size-complex="14pt" style:language-complex="ar" style:country-complex="SA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3">№ Уроку</text:p>
          </table:table-cell>
          <table:table-cell table:style-name="Таблиця1.A1" office:value-type="string">
            <text:p text:style-name="P13">№ Теми</text:p>
          </table:table-cell>
          <table:table-cell table:style-name="Таблиця1.A1" office:value-type="string">
            <text:p text:style-name="P13">Тема урока</text:p>
          </table:table-cell>
          <table:table-cell table:style-name="Таблиця1.A1" office:value-type="string">
            <text:p text:style-name="P14">10-А</text:p>
          </table:table-cell>
          <table:table-cell table:style-name="Таблиця1.A1" office:value-type="string">
            <text:p text:style-name="P14">10-Б</text:p>
          </table:table-cell>
          <table:table-cell table:style-name="Таблиця1.F1" office:value-type="string">
            <text:p text:style-name="P15">10-<text:span text:style-name="T51">В</text:span></text:p>
          </table:table-cell>
        </table:table-row>
        <table:table-row>
          <table:table-cell table:style-name="Таблиця1.F1" table:number-columns-spanned="6" office:value-type="string">
            <text:p text:style-name="P36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39"><text:span text:style-name="T26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4" office:value-type="string">
            <text:p text:style-name="P16">1</text:p>
          </table:table-cell>
          <table:table-cell table:style-name="Таблиця1.B8" office:value-type="string">
            <text:p text:style-name="P17">1</text:p>
          </table:table-cell>
          <table:table-cell table:style-name="Таблиця1.C4" office:value-type="string">
            <text:p text:style-name="P41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5" office:value-type="string">
            <text:p text:style-name="P19">2</text:p>
          </table:table-cell>
          <table:table-cell table:style-name="Таблиця1.B8" office:value-type="string">
            <text:p text:style-name="P17">2</text:p>
          </table:table-cell>
          <table:table-cell table:style-name="Таблиця1.C4" office:value-type="string">
            <text:p text:style-name="P45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6" office:value-type="string">
            <text:p text:style-name="P19">3</text:p>
          </table:table-cell>
          <table:table-cell table:style-name="Таблиця1.B8" office:value-type="string">
            <text:p text:style-name="P17">3</text:p>
          </table:table-cell>
          <table:table-cell table:style-name="Таблиця1.C4" office:value-type="string">
            <text:p text:style-name="P45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7" office:value-type="string">
            <text:p text:style-name="P19">4</text:p>
          </table:table-cell>
          <table:table-cell table:style-name="Таблиця1.B8" office:value-type="string">
            <text:p text:style-name="P17">4</text:p>
          </table:table-cell>
          <table:table-cell table:style-name="Таблиця1.C4" office:value-type="string">
            <text:p text:style-name="P46">Захоплення аудіо та відео, створення кліпів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5</text:p>
          </table:table-cell>
          <table:table-cell table:style-name="Таблиця1.B8" office:value-type="string">
            <text:p text:style-name="P17">5</text:p>
          </table:table-cell>
          <table:table-cell table:style-name="Таблиця1.C4" office:value-type="string">
            <text:p text:style-name="P46">Налагодження часових параметрів аудіо- та відеоряду.</text:p>
          </table:table-cell>
          <table:table-cell table:style-name="Таблиця1.D8" office:value-type="string">
            <text:p text:style-name="P12"/>
          </table:table-cell>
          <table:table-cell table:style-name="Таблиця1.E8" office:value-type="string">
            <text:p text:style-name="P12"/>
          </table:table-cell>
          <table:table-cell table:style-name="Таблиця1.F8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6</text:p>
          </table:table-cell>
          <table:table-cell table:style-name="Таблиця1.B9" office:value-type="string">
            <text:p text:style-name="P17">6</text:p>
          </table:table-cell>
          <table:table-cell table:style-name="Таблиця1.C4" office:value-type="string">
            <text:p text:style-name="P42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2"/>
          </table:table-cell>
          <table:table-cell table:style-name="Таблиця1.E9" office:value-type="string">
            <text:p text:style-name="P12"/>
          </table:table-cell>
          <table:table-cell table:style-name="Таблиця1.F9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7</text:p>
          </table:table-cell>
          <table:table-cell table:style-name="Таблиця1.B11" office:value-type="string">
            <text:p text:style-name="P17">7</text:p>
          </table:table-cell>
          <table:table-cell table:style-name="Таблиця1.C4" office:value-type="string">
            <text:p text:style-name="P43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2"/>
          </table:table-cell>
          <table:table-cell table:style-name="Таблиця1.E11" office:value-type="string">
            <text:p text:style-name="P12"/>
          </table:table-cell>
          <table:table-cell table:style-name="Таблиця1.F11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8">8</text:p>
          </table:table-cell>
          <table:table-cell table:style-name="Таблиця1.B11" office:value-type="string">
            <text:p text:style-name="P18">8</text:p>
          </table:table-cell>
          <table:table-cell table:style-name="Таблиця1.C4" office:value-type="string">
            <text:p text:style-name="P44">Узагальнення з опрацювання мультимедійних даних</text:p>
          </table:table-cell>
          <table:table-cell table:style-name="Таблиця1.D11" office:value-type="string">
            <text:p text:style-name="P12"/>
          </table:table-cell>
          <table:table-cell table:style-name="Таблиця1.E11" office:value-type="string">
            <text:p text:style-name="P12"/>
          </table:table-cell>
          <table:table-cell table:style-name="Таблиця1.F11" office:value-type="string">
            <text:p text:style-name="P12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7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8">9</text:p>
          </table:table-cell>
          <table:table-cell table:style-name="Таблиця1.B13" office:value-type="string">
            <text:p text:style-name="P20">1</text:p>
          </table:table-cell>
          <table:table-cell table:style-name="Таблиця1.C4" office:value-type="string">
            <text:p text:style-name="P47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2"/>
          </table:table-cell>
          <table:table-cell table:style-name="Таблиця1.E13" office:value-type="string">
            <text:p text:style-name="P12"/>
          </table:table-cell>
          <table:table-cell table:style-name="Таблиця1.F13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0</text:p>
          </table:table-cell>
          <table:table-cell table:style-name="Таблиця1.B16" office:value-type="string">
            <text:p text:style-name="P21">2</text:p>
          </table:table-cell>
          <table:table-cell table:style-name="Таблиця1.C4" office:value-type="string">
            <text:p text:style-name="P51"><text:span text:style-name="T16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1</text:p>
          </table:table-cell>
          <table:table-cell table:style-name="Таблиця1.B16" office:value-type="string">
            <text:p text:style-name="P21">3</text:p>
          </table:table-cell>
          <table:table-cell table:style-name="Таблиця1.C4" office:value-type="string">
            <text:p text:style-name="P53">Відкриття презентації та збереження її в різних форматах. <text:span text:style-name="T17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2</text:p>
          </table:table-cell>
          <table:table-cell table:style-name="Таблиця1.B16" office:value-type="string">
            <text:p text:style-name="P21">4</text:p>
          </table:table-cell>
          <table:table-cell table:style-name="Таблиця1.C4" office:value-type="string">
            <text:p text:style-name="P52"><text:span text:style-name="T16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2"/>
          </table:table-cell>
          <table:table-cell table:style-name="Таблиця1.E16" office:value-type="string">
            <text:p text:style-name="P12"/>
          </table:table-cell>
          <table:table-cell table:style-name="Таблиця1.F16" office:value-type="string">
            <text:p text:style-name="P12"/>
          </table:table-cell>
        </table:table-row>
        <table:table-row table:style-name="Таблиця1.4">
          <table:table-cell table:style-name="Таблиця1.A17" office:value-type="string">
            <text:p text:style-name="P16">13</text:p>
          </table:table-cell>
          <table:table-cell table:style-name="Таблиця1.B17" office:value-type="string">
            <text:p text:style-name="P21">5</text:p>
          </table:table-cell>
          <table:table-cell table:style-name="Таблиця1.C4" office:value-type="string">
            <text:p text:style-name="P50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4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2"/>
          </table:table-cell>
          <table:table-cell table:style-name="Таблиця1.E17" office:value-type="string">
            <text:p text:style-name="P12"/>
          </table:table-cell>
          <table:table-cell table:style-name="Таблиця1.F17" office:value-type="string">
            <text:p text:style-name="P12"/>
          </table:table-cell>
        </table:table-row>
        <table:table-row table:style-name="Таблиця1.4">
          <table:table-cell table:style-name="Таблиця1.A18" office:value-type="string">
            <text:p text:style-name="P16">14</text:p>
          </table:table-cell>
          <table:table-cell table:style-name="Таблиця1.B18" office:value-type="string">
            <text:p text:style-name="P21">6</text:p>
          </table:table-cell>
          <table:table-cell table:style-name="Таблиця1.C4" office:value-type="string">
            <text:p text:style-name="P48">Демонстрація презентації <text:span text:style-name="T18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2"/>
          </table:table-cell>
          <table:table-cell table:style-name="Таблиця1.E18" office:value-type="string">
            <text:p text:style-name="P12"/>
          </table:table-cell>
          <table:table-cell table:style-name="Таблиця1.F18" office:value-type="string">
            <text:p text:style-name="P12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8"><text:span text:style-name="T26">1</text:span>.3. Спільна робота з документами. Розроблення колективного проекту (<text:span text:style-name="T25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6">15</text:p>
          </table:table-cell>
          <table:table-cell table:style-name="Таблиця1.B20" office:value-type="string">
            <text:p text:style-name="P20">1</text:p>
          </table:table-cell>
          <table:table-cell table:style-name="Таблиця1.C4" office:value-type="string">
            <text:p text:style-name="P54"><text:span text:style-name="T23">Публікація</text:span> документ<text:span text:style-name="T23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5">Інструктаж з БЖД.</text:span></text:p>
          </table:table-cell>
          <table:table-cell table:style-name="Таблиця1.D20" office:value-type="string">
            <text:p text:style-name="P12"/>
          </table:table-cell>
          <table:table-cell table:style-name="Таблиця1.E20" office:value-type="string">
            <text:p text:style-name="P12"/>
          </table:table-cell>
          <table:table-cell table:style-name="Таблиця1.F20" office:value-type="string">
            <text:p text:style-name="P12"/>
          </table:table-cell>
        </table:table-row>
        <table:table-row table:style-name="Таблиця1.4">
          <table:table-cell table:style-name="Таблиця1.A21" office:value-type="string">
            <text:p text:style-name="P16">16</text:p>
          </table:table-cell>
          <table:table-cell table:style-name="Таблиця1.B21" office:value-type="string">
            <text:p text:style-name="P20">2</text:p>
          </table:table-cell>
          <table:table-cell table:style-name="Таблиця1.C4" office:value-type="string">
            <text:p text:style-name="P49"><text:span text:style-name="T23">В</text:span>икорист<text:span text:style-name="T23">ання</text:span> комп’ютерн<text:span text:style-name="T23">их</text:span> засоб<text:span text:style-name="T23">ів</text:span> інтерактивного спілкування. <text:span text:style-name="T20">Узагальнення з теми «</text:span><text:span text:style-name="T19">Комп’ютерні презентації </text:span><text:span text:style-name="T20">»</text:span></text:p>
          </table:table-cell>
          <table:table-cell table:style-name="Таблиця1.D21" office:value-type="string">
            <text:p text:style-name="P12"/>
          </table:table-cell>
          <table:table-cell table:style-name="Таблиця1.E21" office:value-type="string">
            <text:p text:style-name="P12"/>
          </table:table-cell>
          <table:table-cell table:style-name="Таблиця1.F2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P24"><text:soft-page-break/></text:p>
      <text:p text:style-name="P24"/>
      <text:p text:style-name="P24">Розклад годин по чвертям</text:p>
      <text:p text:style-name="P2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6"><text:span text:style-name="Основной_20_шрифт_20_абзаца"><text:span text:style-name="T27">II </text:span></text:span><text:span text:style-name="Основной_20_шрифт_20_абзаца"><text:span text:style-name="T28">2 ч.</text:span></text:span></text:p>
          </table:table-cell>
          <table:table-cell table:style-name="Таблица2.A1" office:value-type="string">
            <text:p text:style-name="P6"><text:span text:style-name="Основной_20_шрифт_20_абзаца"><text:span text:style-name="T27">III</text:span></text:span><text:span text:style-name="Основной_20_шрифт_20_абзаца"><text:span text:style-name="T28"> ч.</text:span></text:span></text:p>
          </table:table-cell>
          <table:table-cell table:style-name="Таблица2.G1" office:value-type="string">
            <text:p text:style-name="P6"><text:span text:style-name="Основной_20_шрифт_20_абзаца"><text:span text:style-name="T27">IV</text:span></text:span><text:span text:style-name="Основной_20_шрифт_20_абзаца"><text:span text:style-name="T28"> ч.</text:span></text:span></text:p>
          </table:table-cell>
        </table:table-row>
        <table:table-row>
          <table:table-cell table:style-name="Таблица2.A2" office:value-type="string">
            <text:p text:style-name="P11">10-А</text:p>
          </table:table-cell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6"><text:span text:style-name="T50">10</text:span>-Б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6"><text:span text:style-name="T50">10</text:span>-<text:span text:style-name="T50">В</text:span></text:p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6"/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23"/>
          </table:table-cell>
        </table:table-row>
      </table:table>
      <text:p text:style-name="P25"/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6">Граф<text:span text:style-name="Основной_20_шрифт_20_абзаца"><text:span text:style-name="T28">ік контрольних та практичних робіт </text:span></text:span><text:span text:style-name="Основной_20_шрифт_20_абзаца"><text:span text:style-name="T31">10</text:span></text:span><text:span text:style-name="Основной_20_шрифт_20_абзаца"><text:span text:style-name="T2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50">10</text:span>-<text:span text:style-name="T50">А</text:span></text:p>
          </table:table-cell>
          <table:table-cell table:style-name="Таблица3.A2" office:value-type="string">
            <text:p text:style-name="P3"><text:span text:style-name="T50">10</text:span>-<text:span text:style-name="T50">Б</text:span></text:p>
          </table:table-cell>
          <table:table-cell table:style-name="Таблица3.D2" office:value-type="string">
            <text:p text:style-name="P4"><text:span text:style-name="T50">10</text:span>-<text:span text:style-name="T50">В</text:span></text:p>
          </table:table-cell>
        </table:table-row>
        <table:table-row>
          <table:table-cell table:style-name="Таблица3.A2" office:value-type="string">
            <text:p text:style-name="P5"><text:span text:style-name="Основной_20_шрифт_20_абзаца"><text:span text:style-name="T19">Узагальненн</text:span></text:span><text:span text:style-name="Основной_20_шрифт_20_абзаца"><text:span text:style-name="T22">я</text:span></text:span><text:span text:style-name="Основной_20_шрифт_20_абзаца"><text:span text:style-name="T21"> </text:span></text:span><text:span text:style-name="Основной_20_шрифт_20_абзаца"><text:span text:style-name="T22">(Модуль)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<text:span text:style-name="Основной_20_шрифт_20_абзаца"><text:span text:style-name="T36">Узагальнення </text:span></text:span><text:span text:style-name="Основной_20_шрифт_20_абзаца"><text:span text:style-name="T37">(Модуль)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8">Практична робота №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9"><text:span text:style-name="Основной_20_шрифт_20_абзаца"><text:span text:style-name="T33">Узагальнення №</text:span></text:span><text:span text:style-name="Основной_20_шрифт_20_абзаца"><text:span text:style-name="T37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28">Практична робота №</text:span></text:span><text:span text:style-name="Основной_20_шрифт_20_абзаца"><text:span text:style-name="T29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29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3">Узагальнення №</text:span></text:span><text:span text:style-name="Основной_20_шрифт_20_абзаца"><text:span text:style-name="T35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29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29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32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4">Узагальнення №</text:span></text:span><text:span text:style-name="Основной_20_шрифт_20_абзаца"><text:span text:style-name="T35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32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0">Практична робота №</text:span></text:span><text:span text:style-name="Основной_20_шрифт_20_абзаца"><text:span text:style-name="T32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10"><text:span text:style-name="Основной_20_шрифт_20_абзаца"><text:span text:style-name="T34">Узагальнення №</text:span></text:span><text:span text:style-name="Основной_20_шрифт_20_абзаца"><text:span text:style-name="T35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57"><text:span text:style-name="T44"/></text:p>
      <text:p text:style-name="P57"><text:span text:style-name="T44"><text:tab/>ПОГОДЖЕНО<text:tab/><text:tab/><text:tab/><text:tab/><text:tab/><text:tab/><text:tab/><text:tab/><text:tab/><text:tab/><text:tab/><text:tab/><text:tab/><text:tab/><text:tab/><text:tab/>ПОГОДЖЕНО</text:span></text:p>
      <text:p text:style-name="P57"><text:span text:style-name="T46"><text:tab/></text:span><text:span text:style-name="T54">К</text:span><text:span text:style-name="T55">ерівник</text:span><text:span text:style-name="T46"> </text:span><text:span text:style-name="T54">Ш</text:span><text:span text:style-name="T55">МО <text:tab/><text:tab/><text:tab/><text:tab/><text:tab/><text:tab/><text:tab/><text:tab/><text:tab/><text:tab/><text:tab/><text:tab/><text:tab/><text:tab/><text:tab/><text:tab/></text:span><text:span text:style-name="T54">Заступник</text:span><text:span text:style-name="T55"> директора </text:span><text:span text:style-name="T57">з НВР ЕЗОШ №</text:span><text:span text:style-name="T58">2</text:span><text:span text:style-name="T57"> </text:span></text:p>
      <text:p text:style-name="P57"><text:span text:style-name="T44"><text:tab/>_________ <text:s/></text:span><text:span text:style-name="T55">В.В.</text:span><text:span text:style-name="T44"> </text:span><text:span text:style-name="T55">Маляренко</text:span><text:span text:style-name="T44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57"><text:span text:style-name="T44"><text:tab/></text:span><text:span text:style-name="T47">І семестр </text:span><text:span text:style-name="T44">____________ 201</text:span><text:span text:style-name="T48">9</text:span><text:span text:style-name="T44"> р.<text:tab/><text:tab/><text:tab/><text:tab/><text:tab/><text:tab/><text:tab/><text:tab/><text:tab/><text:tab/><text:tab/></text:span><text:span text:style-name="T47">І семестр </text:span><text:span text:style-name="T44">______________ 201</text:span><text:span text:style-name="T56">9</text:span><text:span text:style-name="T44"> р.</text:span></text:p>
      <text:p text:style-name="P55"><text:span text:style-name="T14"><text:tab/></text:span><text:span text:style-name="T53">ІІ семестр </text:span><text:span text:style-name="T14">____________ 20</text:span><text:span text:style-name="T59">20</text:span><text:span text:style-name="T14"> р.<text:tab/><text:tab/><text:tab/><text:tab/><text:tab/><text:tab/><text:tab/><text:tab/><text:tab/><text:tab/><text:tab/></text:span><text:span text:style-name="T53">ІІ семестр </text:span><text:span text:style-name="T14">_____________ 20</text:span><text:span text:style-name="T59">20</text:span><text:span text:style-name="T14"> р.</text:span></text:p>
      <text:p text:style-name="P34"/>
      <text:p text:style-name="P34"/>
      <text:p text:style-name="P34"/>
      <text:p text:style-name="P32">Календарно-тематичне планування</text:p>
      <text:p text:style-name="P32">з <text:span text:style-name="T40">і</text:span>нформатики для <text:span text:style-name="T49">10</text:span> класів</text:p>
      <text:p text:style-name="P32"><text:span text:style-name="T39">в</text:span>читель Трубіцина А.Л.</text:p>
      <text:p text:style-name="P32">201<text:span text:style-name="T51">9</text:span>-20<text:span text:style-name="T51">20</text:span> н.р.</text:p>
      <text:p text:style-name="P32"/>
      <text:p text:style-name="P32"/>
      <text:p text:style-name="P32"/>
      <text:p text:style-name="P33"/>
      <text:p text:style-name="P33"/>
      <text:p text:style-name="P26">Джерело: Програма для загальноосвітніх навчальних закладів.</text:p>
      <text:p text:style-name="P26">Інформатика навчальна програма для учнів <text:span text:style-name="T49">10 </text:span>класу</text:p>
      <text:p text:style-name="P26">загальноосвітніх навчальних закладів <text:span text:style-name="T41">затверджена Міністерством освіти і науки України</text:span></text:p>
      <text:p text:style-name="P30">(Наказ МОН від <text:span text:style-name="T42">07.06.2017 №804</text:span>)</text:p>
      <text:p text:style-name="P30"/>
      <text:p text:style-name="P30"/>
      <text:p text:style-name="P33"/>
      <text:p text:style-name="P30"><text:span text:style-name="T43"/></text:p>
      <text:p text:style-name="P27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1:50.702730467</dc:date>
    <meta:editing-duration>PT1H3M36S</meta:editing-duration>
    <meta:editing-cycles>35</meta:editing-cycles>
    <meta:generator>LibreOffice/6.3.1.2$Linux_X86_64 LibreOffice_project/30$Build-2</meta:generator>
    <meta:document-statistic meta:table-count="3" meta:image-count="0" meta:object-count="0" meta:page-count="3" meta:paragraph-count="103" meta:word-count="436" meta:character-count="3109" meta:non-whitespace-character-count="2696"/>
  </office:meta>
</office:document-meta>
</file>